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fo:font-style="italic" style:font-style-asian="italic" style:font-style-complex="italic"/>
    </style:style>
    <style:style style:name="T19" style:family="text">
      <style:text-properties style:font-name="Courier New" style:font-name-asian="Courier New" style:font-name-complex="Courier New"/>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style:font-name="Courier New" style:font-name-asian="Courier New" style:font-name-complex="Courier New"/>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fo:font-weight="bold" style:font-weight-asian="bold" style:font-weight-complex="bold"/>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fo:font-style="italic" style:font-style-asian="italic" style:font-style-complex="italic"/>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style:font-name="Courier New" style:font-name-asian="Courier New" style:font-name-complex="Courier New"/>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weight="bold" style:font-weight-asian="bold" style:font-weight-complex="bold"/>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fo:font-weight="bold" style:font-weight-asian="bold" style:font-weight-complex="bold"/>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fo:font-style="italic" style:font-style-asian="italic" style:font-style-complex="italic"/>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fo:font-style="italic" style:font-style-asian="italic" style:font-style-complex="italic"/>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fo:font-style="italic" style:font-style-asian="italic" style:font-style-complex="italic"/>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fo:font-style="italic" style:font-style-asian="italic" style:font-style-complex="italic"/>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fo:font-style="italic" style:font-style-asian="italic" style:font-style-complex="italic"/>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fo:font-weight="bold" style:font-weight-asian="bold" style:font-weight-complex="bold"/>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fo:font-style="italic" style:font-style-asian="italic" style:font-style-complex="italic"/>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fo:font-style="italic" style:font-style-asian="italic" style:font-style-complex="italic"/>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fo:font-style="italic" style:font-style-asian="italic" style:font-style-complex="italic"/>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fo:font-style="italic" style:font-style-asian="italic" style:font-style-complex="italic"/>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2">
    </style:style>
    <style:style style:name="P55" style:family="paragraph" style:parent-style-name="Text_20_body" style:list-style-name="L3">
    </style:style>
  </office:automatic-styles>
  <office:body>
    <office:text>
      <text:p text:style-name="Title">Projet : Résolution d’un système linéaire et vérification automatique</text:p>
      <text:h text:style-name="Heading_20_1" text:outline-level="1">Projet : Résolution d’un système linéaire et vérification automatique</text:h>
      <text:p text:style-name="First_20_paragraph">Nathanael Bayard — L2 Info — 2017/2018 — Méthodes Matricielles</text:p>
      <text:h text:style-name="Heading_20_2" text:outline-level="2">Python</text:h>
      <text:p text:style-name="First_20_paragraph">J’ai choisi la version 2.7 de Python pour écrire la partie 2, afin de garder une compatibilité optimale avec les parties 1 et 3, écrites dans <text:span text:style-name="T1">Sage</text:span>.</text:p>
      <text:h text:style-name="Heading_20_2" text:outline-level="2">Linux</text:h>
      <text:p text:style-name="First_20_paragraph">Le programme a été écrit sur <text:span text:style-name="T2">Xubuntu</text:span><text:span text:style-name="T3"> </text:span><text:span text:style-name="T4">16.04</text:span>, et testé avec succès sur l’un des postes d’une des salles de TP.</text:p>
      <text:h text:style-name="Heading_20_2" text:outline-level="2">Notations</text:h>
      <text:p text:style-name="First_20_paragraph">Dans ce PDF et dans le code, les notations suivantes relatives au typage seront utilisées :</text:p>
      <text:list text:style-name="L1">
        <text:list-item>
          <text:p text:style-name="P1">Le symbole <text:span text:style-name="T5">:</text:span> sera utilisé pour définir le type d’une valeur. On notera <text:span text:style-name="T6">x : t</text:span> pour exprimer que <text:span text:style-name="T7">x</text:span> est du type <text:span text:style-name="T8">t</text:span>. Par exemple : <text:span text:style-name="T9">"hello" : String</text:span>.</text:p>
        </text:list-item>
        <text:list-item>
          <text:p text:style-name="P1">La signature du type d’une fonction <text:span text:style-name="T10">f(x, y, z)</text:span> sera notée ainsi :</text:p>
          <text:p text:style-name="P2">f : X . Y . Z -&gt; T</text:p>
          <text:p text:style-name="First_20_paragraph">où <text:span text:style-name="T11">X</text:span>/<text:span text:style-name="T12">Y</text:span>/<text:span text:style-name="T13">Z</text:span> est le type du paramètre <text:span text:style-name="T14">x</text:span>/<text:span text:style-name="T15">y</text:span>/<text:span text:style-name="T16">z</text:span>, et <text:span text:style-name="T17">T</text:span> le type de l'<text:span text:style-name="T18">output</text:span> de <text:span text:style-name="T19">f</text:span>.</text:p>
        </text:list-item>
        <text:list-item>
          <text:p text:style-name="P1">Si une fonction produit des effets de bords (<text:span text:style-name="T20">side</text:span><text:span text:style-name="T21"> </text:span><text:span text:style-name="T22">effects</text:span>), on notera son type avec un point d’exclamation après la flèche, ainsi:</text:p>
          <text:p text:style-name="P3">f : X . Y . Z . -&gt; ! T</text:p>
        </text:list-item>
        <text:list-item>
          <text:p text:style-name="P1">En Python, une fonction peut très bien avoir des paramètres étant eux-même des fonctions ( <text:span text:style-name="T23">cf</text:span> <text:span text:style-name="T24">Style</text:span><text:span text:style-name="T25"> </text:span><text:span text:style-name="T26">de</text:span><text:span text:style-name="T27"> </text:span><text:span text:style-name="T28">Programmation</text:span>). Par exemple voici le type de la fonction <text:span text:style-name="T29">map</text:span> :</text:p>
          <text:p text:style-name="P4">map : (a -&gt; b) . List a -&gt; List b</text:p>
        </text:list-item>
        <text:list-item>
          <text:p text:style-name="P1">On peut remarquer que le type de <text:span text:style-name="T30">map</text:span> est polymorphique de manière générique : les variables <text:span text:style-name="T31">a</text:span> et <text:span text:style-name="T32">b</text:span> peuvent représenter n’importe quel type sans que <text:span text:style-name="T33">map</text:span> ait besoin d'être modifiée au niveau de son algorithme interne. L’alignement des types (c’est-à-dire le fait que la variable de type <text:span text:style-name="T34">a</text:span> dans le type du premier paramètre soit le même que la variable <text:span text:style-name="T35">a</text:span> dans le type du second paramètre, et <text:span text:style-name="T36">idem</text:span> pour <text:span text:style-name="T37">b</text:span>) est tout ce qui compte pour que cela fonctionne.</text:p>
          <text:p text:style-name="First_20_paragraph">Certaines fonctions sont cependant polymorphiques <text:span text:style-name="T38">ad-hoc</text:span>: certaines variables de types sont sujettes à des conditions, comme la condition d'être d’un type qui représente un nombre, que ce soit <text:span text:style-name="T39">Integer</text:span>, <text:span text:style-name="T40">Float</text:span>, <text:span text:style-name="T41">Fractional</text:span> ou autre. On notera cette polymorphie de cette manière :</text:p>
          <text:p text:style-name="P5">add : [Number a] a . a -&gt; a</text:p>
          <text:p text:style-name="First_20_paragraph">La fonction <text:span text:style-name="T42">add</text:span> prend deux paramètres de même type <text:span text:style-name="T43">a</text:span> quelconque mais qui doit tout de même être un type de <text:span text:style-name="T44">nombre</text:span>, et qui retournera une nouvelle valeur du même type <text:span text:style-name="T45">a</text:span>. <text:span text:style-name="T46">Number</text:span> représente une <text:span text:style-name="T47">classe</text:span><text:span text:style-name="T48"> </text:span><text:span text:style-name="T49">de</text:span><text:span text:style-name="T50"> </text:span><text:span text:style-name="T51">type</text:span> ou encore une <text:span text:style-name="T52">contrainte</text:span> au sens de <text:span text:style-name="T53">Haskell</text:span>, c’est-à-dire un ensemble de types restreint pour lesquelles la fonction <text:span text:style-name="T54">add</text:span> fonctionne, et ce de manière polymorphique, ou dit autrement une contrainte sur la polymorphie de la variable de type <text:span text:style-name="T55">a</text:span> dans le type de <text:span text:style-name="T56">add</text:span>.</text:p>
        </text:list-item>
        <text:list-item>
          <text:p text:style-name="P1">Quelques types usuels et leur notation :</text:p>
          <text:p text:style-name="P6">x : a</text:p>
          <text:p text:style-name="P7">y : a</text:p>
          <text:p text:style-name="P8">z : b</text:p>
          <text:p text:style-name="P9">[x, y] : List a</text:p>
          <text:p text:style-name="P10">(x, y, z) : (a, b, b)</text:p>
          <text:p text:style-name="P11">3 : [Number n] n</text:p>
          <text:p text:style-name="P12">"abc" : String</text:p>
        </text:list-item>
        <text:list-item>
          <text:p text:style-name="P1">Quelques <text:span text:style-name="T57">aliases</text:span> qui seront également utilisés et qui permettent de différencier par exemple entre le type d’une liste de nombre et le type d’un vecteur matriciel, même s’ils ont la même valeur (et le même type) pour Python :</text:p>
          <text:p text:style-name="P13">Matrix n = List (List n)</text:p>
          <text:p text:style-name="P14">Vector n = List n</text:p>
          <text:p text:style-name="P15">Family n = List (Vector n)</text:p>
          <text:p text:style-name="First_20_paragraph">Je mentionnerai aussi <text:span text:style-name="T58">Row n</text:span> et <text:span text:style-name="T59">Column n</text:span>, tous deux synonymes pour <text:span text:style-name="T60">List n</text:span> et qui représentent respectivement une ligne ou colonne extraite d’une matrice. Du fait que les matrices sont enregistrées ligne par ligne, on pourrait ainsi aussi écrire :</text:p>
          <text:p text:style-name="P16">Matrix n = List (Row n)</text:p>
        </text:list-item>
      </text:list>
      <text:h text:style-name="Heading_20_2" text:outline-level="2">Style de programmation</text:h>
      <text:p text:style-name="First_20_paragraph">J’ai choisi d’adopter un style <text:span text:style-name="T61">purement</text:span><text:span text:style-name="T62"> </text:span><text:span text:style-name="T63">fonctionnel</text:span> autant que possible, car je pense que cela permet de raisonner sur le code de manière bien plus efficace.</text:p>
      <text:p text:style-name="Text_20_body">Le paradigme <text:span text:style-name="T64">fonctionnel</text:span> permet aussi et surtout d’atteindre des niveaux d’abstractions plus élevés, qui permettent une réutilisation optimale du code ainsi qu’une délégation de tâches répétitives et prones aux erreurs, comme la gestion des indices dans des boucles <text:span text:style-name="T65">for</text:span>.</text:p>
      <text:p text:style-name="Text_20_body">Le paradigme <text:span text:style-name="T66">purement</text:span> fonctionnel implique que toute variable est immutable et sa valeur ne change pas tout au long de la durée de vie de la variable. Cela a pour conséquence de ne jamais risquer qu’une fonction modifie la valeur d’un objet donné en paramètre d’une manière qu’il serait difficile de suivre ou vérifier.</text:p>
      <text:p text:style-name="Text_20_body">Toute fonction pure étant complètement déterminée par le lien entre <text:span text:style-name="T67">input</text:span> et <text:span text:style-name="T68">output</text:span>, les test unitaires en sont d’autant plus faciles à réaliser car aucun environnement/état extérieur n’a besoin d'être contrôlé ou simulé par peur de perturbations extérieures sur le fonctionnement d’une telle fonction, qui ne connaît que ce qui lui est donné en paramètres, et ne fait que renvoyer une nouvelle valeur de retour.</text:p>
      <text:p text:style-name="Text_20_body">Il faut tout de même admettre qu’en Python, écrire de manière purement fonctionnelle n’est pas chose aisée. Aussi beaucoup de fonctions admettent la modification de variables pourvues que ces modifications ne se déroulent que lors de la <text:span text:style-name="T69">construction</text:span> de la valeur. Par exemple, une implémentation de <text:span text:style-name="T70">map</text:span> pourrait ressembler à :</text:p>
      <text:p text:style-name="P17">def map(f, L):</text:p>
      <text:p text:style-name="P18"><text:s text:c="4"/>out = []</text:p>
      <text:p text:style-name="P19"><text:s text:c="4"/>for x in L:</text:p>
      <text:p text:style-name="P20"><text:s text:c="8"/>out.append(f(x))</text:p>
      <text:p text:style-name="P21"><text:s text:c="4"/>return out</text:p>
      <text:p text:style-name="First_20_paragraph">La variable <text:span text:style-name="T71">out</text:span> est mutée tout au long de la fonction, mais on remarquera que cela correspond bien à la phase de <text:span text:style-name="T72">construction</text:span> de la valeur de sortie, et qu’aucune valeur donnée en paramètres n’est modifiée.</text:p>
      <text:p text:style-name="Text_20_body">Les outils les plus classiques des langages fonctionnels se révèlent naturellement utiles ici : entre autres, <text:span text:style-name="T73">map</text:span>, <text:span text:style-name="T74">filter</text:span>, <text:span text:style-name="T75">reduce</text:span> (parfois aussi appelé <text:span text:style-name="T76">fold</text:span>) sont utilisés abondament dans le programme. Beaucoup de fonctions prennent d’autres fonctions en paramètres (en tant que valeurs de première classe), et/ou retournent une fonction en <text:span text:style-name="T77">output</text:span>.</text:p>
      <text:h text:style-name="Heading_20_2" text:outline-level="2"><text:span text:style-name="T78">Maybe</text:span> et <text:span text:style-name="T79">Either</text:span></text:h>
      <text:p text:style-name="First_20_paragraph">J’ai choisi d’utiliser deux types algébriques très utilisés dans les langages dits purement fonctionnels comme <text:span text:style-name="T80">Haskell</text:span> (c’est-à-dire, qui évitent autant que possible tout effet de bord ou <text:span text:style-name="T81">side</text:span><text:span text:style-name="T82"> </text:span><text:span text:style-name="T83">effects</text:span>), qui sont les types <text:span text:style-name="T84">Maybe</text:span> et <text:span text:style-name="T85">Either</text:span>, qui permettent de gérer élégamment et automatiquement le séquençage d’opérations qui chacunes peuvent échouer et donc court-circuiter la série complète d’opération, et renvoyer une valeur qui représente une erreur (dans le cas de <text:span text:style-name="T86">Maybe</text:span>), ou une valeur représentant un message d’erreur correspondant à la première erreur rencontrée (dans le cas de <text:span text:style-name="T87">Either</text:span>). Ces types remplissent des rôles équivalents aux <text:span text:style-name="T88">exceptions</text:span> et aux valeurs arbitraires renvoyées lorsqu’une fonction ne peut faire son travail, comme lorsqu’une recherche renvoie <text:span text:style-name="T89">-1</text:span> ou <text:span text:style-name="T90">null</text:span> en cas d'échec.</text:p>
      <text:h text:style-name="Heading_20_3" text:outline-level="3">Maybe</text:h>
      <text:p text:style-name="First_20_paragraph"><text:span text:style-name="T91">Maybe</text:span> est en réalité un <text:span text:style-name="T92">constructeur</text:span><text:span text:style-name="T93"> </text:span><text:span text:style-name="T94">de</text:span><text:span text:style-name="T95"> </text:span><text:span text:style-name="T96">type</text:span>, soit une fonction dit <text:span text:style-name="T97">type-level</text:span> qui prend un type <text:span text:style-name="T98">t</text:span> en paramètre et retourne un nouveau type <text:span text:style-name="T99">Maybe t</text:span> en sortie. Une valeur <text:span text:style-name="T100">x : Maybe t</text:span> représentera ou bien une valeur de type <text:span text:style-name="T101">t</text:span>, ou bien une "erreur" (dans un sens large qui dépendra de l’utilisation).</text:p>
      <text:p text:style-name="Text_20_body">Les valeurs possibles du type <text:span text:style-name="T102">Maybe t</text:span> seront ou bien de la forme <text:span text:style-name="T103">Just(y)</text:span> avec <text:span text:style-name="T104">y : t</text:span>, ou bien seront la valeur unique et arbitraire dénotée <text:span text:style-name="T105">Nothing</text:span>, qui représente la notion d’erreur. <text:span text:style-name="T106">Maybe t</text:span> est un type qui ne fait donc qu’envelopper (<text:span text:style-name="T107">wrapping</text:span>) de manière transparente une valeur d’un type <text:span text:style-name="T108">t</text:span> quelconque, en ajoutant la possibilité qu’au lieu d’une valeur <text:span text:style-name="T109">Just(y) : Maybe t</text:span>, on ait la valeur <text:span text:style-name="T110">Nothing : Maybe t</text:span>.</text:p>
      <text:p text:style-name="Text_20_body">Tout l’intérêt de <text:span text:style-name="T111">Maybe</text:span> réside dans deux fonctions fondammentales que j’ai nommé <text:span text:style-name="T112">maybeApply</text:span> et <text:span text:style-name="T113">maybeDo</text:span>. Ces fonctions ont été écrites en Python sous la forme de méthodes de la classe <text:span text:style-name="T114">Maybe</text:span> principalement pour des raisons de praticité syntaxique.</text:p>
      <text:p text:style-name="Text_20_body">Signature de <text:span text:style-name="T115">maybeApply</text:span> (appelée <text:span text:style-name="T116">fmap</text:span> en <text:span text:style-name="T117">Haskell</text:span>):</text:p>
      <text:p text:style-name="P22">`maybeApply : Maybe a . (a -&gt; b) -&gt; Maybe b`</text:p>
      <text:p text:style-name="First_20_paragraph">L’algorithme interne est trivial et consiste à ne rien faire si la valeur du premier paramètre est <text:span text:style-name="T118">Nothing</text:span>. Axiomatiquement :</text:p>
      <text:p text:style-name="P23">maybeApply(Nothing, f) = Nothing</text:p>
      <text:p text:style-name="P24">maybeApply(Just(y), f) = Just(f(y))</text:p>
      <text:p text:style-name="First_20_paragraph">Signature de <text:span text:style-name="T119">maybeDo</text:span> (appelée <text:span text:style-name="T120">bind</text:span> ou <text:span text:style-name="T121">&gt;&gt;=</text:span> en <text:span text:style-name="T122">Haskell</text:span>):</text:p>
      <text:p text:style-name="P25">`maybeDo : Maybe a . (a -&gt; Maybe b) -&gt; Maybe b`</text:p>
      <text:p text:style-name="First_20_paragraph">La principale différence entre <text:span text:style-name="T123">maybeDo</text:span> et <text:span text:style-name="T124">maybeApply</text:span> tient au fait que le second paramètre de <text:span text:style-name="T125">maybeDo</text:span> est une fonction qui peut renvoyer <text:span text:style-name="T126">Nothing</text:span>. Algorithme interne de <text:span text:style-name="T127">maybeDo</text:span> :</text:p>
      <text:p text:style-name="P26">maybeDo(Nothing, f) = Nothing</text:p>
      <text:p text:style-name="P27">maybeDo(Just(y), f) = f(y)</text:p>
      <text:p text:style-name="First_20_paragraph">Exemple d’utilisation dans mon code :</text:p>
      <text:p text:style-name="P28">maybeSystemFromMatrix : [Number n] Matrix n . Vector n -&gt; Maybe (System n)</text:p>
      <text:p text:style-name="P29">echelonized <text:s text:c="10"/>: [Number n] System n -&gt; Maybe (System n)</text:p>
      <text:p text:style-name="P30">normalized <text:s text:c="11"/>: [Number n] System n -&gt; Maybe (System n)</text:p>
      <text:p text:style-name="P31">extractSolution <text:s text:c="6"/>: [Number n] System n -&gt; (Family n, Vector n)</text:p>
      <text:p text:style-name="P32"/>
      <text:p text:style-name="P33">maybeSolution = maybeSystemFromMatrix(matrix, rightSide</text:p>
      <text:p text:style-name="P34"><text:s text:c="8"/>).maybeDo(echelonized, 0</text:p>
      <text:p text:style-name="P35"><text:s text:c="8"/>).maybeDo(normalized</text:p>
      <text:p text:style-name="P36"><text:s text:c="8"/>).maybeApply(extractSolution)</text:p>
      <text:p text:style-name="First_20_paragraph">La première fonction, <text:span text:style-name="T128">maybeSystemFromMatrix</text:span> renverra ou bien <text:span text:style-name="T129">Just(system)</text:span> ou bien <text:span text:style-name="T130">Nothing</text:span>, en fonction de la validité des éléments donnés en paramètre. Par la suite, les fonction <text:span text:style-name="T131">echelonized</text:span>, <text:span text:style-name="T132">normalized</text:span> et <text:span text:style-name="T133">extractSolution</text:span> ne seront appelés que si tout s’est bien passé précédemment. Si à un quelconque moment, la valeur <text:span text:style-name="T134">Nothing</text:span> est produite, toute la séquence résultera en une valeur de <text:span text:style-name="T135">Nothing</text:span> automatiquement et aucune opération subséquente ne sera appliquée. <text:span text:style-name="T136">extractSolution</text:span> est une fonction qui n'échoue jamais, par conséquent elle est appliquée au résultat éventuel des opérations précédentes avec <text:span text:style-name="T137">maybeApply</text:span>. Au final, on obtient <text:span text:style-name="T138">maybeSolution : Maybe (Family n, Vector n)</text:span>.</text:p>
      <text:h text:style-name="Heading_20_3" text:outline-level="3">Either</text:h>
      <text:p text:style-name="First_20_paragraph"><text:span text:style-name="T139">Either</text:span> est très similaire à un <text:span text:style-name="T140">Maybe</text:span> pour lequel la valeur <text:span text:style-name="T141">Nothing</text:span> pourrait contenir une valeur qui servirait de message d’erreur. <text:span text:style-name="T142">Either</text:span> prend deux types en paramètres, le type du message d’erreur attendu et le type de la valeur contenue si tout se passe bien (dans cet ordre). On parlera par exemple de <text:span text:style-name="T143">Either String t</text:span>, <text:span text:style-name="T144">String</text:span> étant le type du message d’erreur, et <text:span text:style-name="T145">t</text:span> le type de la valeur contenue s’il n’y a pas d’erreur.</text:p>
      <text:p text:style-name="Text_20_body">Pour le type <text:span text:style-name="T146">Either e a</text:span>, les <text:span text:style-name="T147">constructeurs</text:span> de valeurs sont respectivement <text:span text:style-name="T148">Left(x)</text:span> avec <text:span text:style-name="T149">x : e</text:span> et <text:span text:style-name="T150">Right(y)</text:span> avec <text:span text:style-name="T151">y : a</text:span>.</text:p>
      <text:p text:style-name="Text_20_body">Comme pour <text:span text:style-name="T152">Maybe</text:span>, ce type prend toute son utilité lorsqu’on lui associe deux fonctions que j’ai appelé <text:span text:style-name="T153">eitherApply</text:span> et <text:span text:style-name="T154">eitherDo</text:span>. Comme dans le cas de <text:span text:style-name="T155">maybeApply/Do</text:span>, toute valeur de la forme <text:span text:style-name="T156">Left(x) : Either e a</text:span> ressortira inchangée au niveau de sa valeur (bien que son type change depuis <text:span text:style-name="T157">Either e a</text:span> vers <text:span text:style-name="T158">Either e b</text:span>) :</text:p>
      <text:p text:style-name="P37">eitherApply : Either e a . (a -&gt; b) -&gt; Either e b</text:p>
      <text:p text:style-name="P38">eitherApply(Left(x), f) = Left(x)</text:p>
      <text:p text:style-name="P39">eitherApply(Right(y), f) = Right(f(y))</text:p>
      <text:p text:style-name="P40"/>
      <text:p text:style-name="P41">eitherDo : Either e a . (a -&gt; Either e b) -&gt; Either e b</text:p>
      <text:p text:style-name="P42">eitherDo(Left(x), f) = Left(x)</text:p>
      <text:p text:style-name="P43">eitherDo(Right(y), f) = f(y)</text:p>
      <text:p text:style-name="First_20_paragraph">Exemple d’utilisation de <text:span text:style-name="T159">Either</text:span> dans la fonction <text:span text:style-name="T160">eitherSequence</text:span>:</text:p>
      <text:p text:style-name="P44">eitherSequence : (a -&gt; Either e b) . List a -&gt; Either e (List b)</text:p>
      <text:p text:style-name="P45">def eitherSequence(f, xs):</text:p>
      <text:p text:style-name="P46"><text:s text:c="4"/>out = []</text:p>
      <text:p text:style-name="P47"><text:s text:c="4"/>for x in xs:</text:p>
      <text:p text:style-name="P48"><text:s text:c="8"/>y = f(x)</text:p>
      <text:p text:style-name="P49"><text:s text:c="8"/>if y.isLeft:</text:p>
      <text:p text:style-name="P50"><text:s text:c="12"/>return y</text:p>
      <text:p text:style-name="P51"><text:s text:c="8"/>else:</text:p>
      <text:p text:style-name="P52"><text:s text:c="12"/>out.append(y.rightValue)</text:p>
      <text:p text:style-name="P53"><text:s text:c="4"/>return Right(out)</text:p>
      <text:p text:style-name="First_20_paragraph">Essentiellement, cette fonction agit comme une fonction <text:span text:style-name="T161">map : (a → b) . List a → List b</text:span> qui supporterait que la fonction donnée en entrée renvoie un message d’erreur au lieu d’une valeur de type <text:span text:style-name="T162">b</text:span>. Ainsi, <text:span text:style-name="T163">eitherSequence</text:span> renvoie <text:span text:style-name="T164">ou</text:span><text:span text:style-name="T165"> </text:span><text:span text:style-name="T166">bien</text:span> le résultat du <text:span text:style-name="T167">mapping</text:span> de la liste d’entrée par la fonction d’entrée, <text:span text:style-name="T168">ou</text:span><text:span text:style-name="T169"> </text:span><text:span text:style-name="T170">bien</text:span> le message correspondant à la première erreur rencontrée.</text:p>
      <text:h text:style-name="Heading_20_2" text:outline-level="2">La classe <text:span text:style-name="T171">System</text:span></text:h>
      <text:p text:style-name="First_20_paragraph">J’ai utilisé cette classe pour bien séparer dans l’algorithme de la méthode de Gauss, les lignes sur lesquelles un pivot avait déjà été trouvé, et les lignes restantes. Cela permet de ne rechercher le prochain pivot que dans les lignes qui ne sont pas "pivotantes". A la fin du processus de échelonisation, et si tout s’est bien passé (pas d'équation <text:span text:style-name="T172">0 = n</text:span>, <text:span text:style-name="T173">n</text:span> non nul rencontré), les éventuelles lignes "non pivotantes" restantes sont forcément pleines de zéroes, et peuvent être ignorées durant les phases suivantes (normalisation et extraction de solution).</text:p>
      <text:p text:style-name="Text_20_body">Au début de l’algorithme, j’ai choisi de fusionner la matrice de gauche avec le vecteur de droite, soit <text:span text:style-name="T174">A</text:span> et <text:span text:style-name="T175">Y</text:span> dans <text:span text:style-name="T176">AX = Y</text:span>, afin que toute opération sur une ligne de la matrice résultante soit effectuée autant sur <text:span text:style-name="T177">A</text:span> que sur <text:span text:style-name="T178">Y</text:span>. Evidemment cela a nécessité d'éviter que l’algorithme ne recherche des pivots dans la colonne correspondant au vecteur de droite, mais c’est un moindre mal.</text:p>
      <text:h text:style-name="Heading_20_2" text:outline-level="2">Commentaires concernant la partie 3</text:h>
      <text:h text:style-name="Heading_20_3" text:outline-level="3">Format de sortie pour les solutions trouvées dans la partie 2</text:h>
      <text:p text:style-name="First_20_paragraph">Le format choisi pour enregistrer les systèmes et leurs solutions calculées dans la partie 2 afin de les comparer avec les solutions trouvées dans la partie 1, est, pour l'équation <text:span text:style-name="T179">AX = Y</text:span> le suivant :</text:p>
      <text:list text:style-name="L2">
        <text:list-item>
          <text:p text:style-name="P54">Première ligne : série de <text:span text:style-name="T180">tokens</text:span> représentant des nombres fractionnels, espacés les uns des autres, le tout représentant le vecteur de droite de l'équation matricielle, soit <text:span text:style-name="T181">Y</text:span></text:p>
        </text:list-item>
        <text:list-item>
          <text:p text:style-name="P54">Deuxième ligne : la matrice <text:span text:style-name="T182">A</text:span> enregistrée ligne par ligne, soit une ligne contenant <text:span text:style-name="T183">np</text:span> <text:span text:style-name="T184">tokens</text:span>. Les valeurs <text:span text:style-name="T185">n</text:span> et <text:span text:style-name="T186">p</text:span> sont facilement récupérables puisque on sait que <text:span text:style-name="T187">Y</text:span> contient toujours <text:span text:style-name="T188">n</text:span> valeurs.</text:p>
        </text:list-item>
        <text:list-item>
          <text:p text:style-name="P54">Troisième ligne : la solution particulière trouvée pour l'équation <text:span text:style-name="T189">AX = Y</text:span>, soit <text:span text:style-name="T190">q</text:span> <text:span text:style-name="T191">tokens</text:span>, <text:span text:style-name="T192">q</text:span> supérieur ou égal à <text:span text:style-name="T193">n</text:span>.</text:p>
        </text:list-item>
        <text:list-item>
          <text:p text:style-name="P54">quatrième ligne : les vecteurs de la base du noyau de <text:span text:style-name="T194">A</text:span> trouvée, enregistrés les uns après les autres, soit <text:span text:style-name="T195">qr</text:span> <text:span text:style-name="T196">tokens</text:span>, avec <text:span text:style-name="T197">r = dim ker(A)</text:span> et bien sûr <text:span text:style-name="T198">q</text:span> est le nombre de composantes de la solution particulière enregistrée sur la troisième ligne.</text:p>
        </text:list-item>
        <text:list-item>
          <text:p text:style-name="P54">cinquième ligne : ligne vide, qui sera de toute façon ignorée par le parser qui lira le fichier, pour plus de lisibilité.</text:p>
        </text:list-item>
      </text:list>
      <text:p text:style-name="First_20_paragraph">Dans les cas limites : si aucune solution n’est trouvée (le système est insoluble, l’ensemble des solutions est <text:span text:style-name="T199">{}</text:span>), les lignes trois et quatre sont remplies chacunes par l’unique token <text:span text:style-name="T200">"NOTHING"</text:span> (en tant que chaîne de caractère).</text:p>
      <text:p text:style-name="Text_20_body">Si <text:span text:style-name="T201">r = dim ker(A) = 0</text:span>, la quatrième ligne sera automatiquement laissée vide puique on aura tout simplement <text:span text:style-name="T202">qr = 0</text:span>.</text:p>
      <text:h text:style-name="Heading_20_3" text:outline-level="3">Comparaisons des solutions trouvées selon les deux méthodes :</text:h>
      <text:p text:style-name="First_20_paragraph">Soit <text:span text:style-name="T203">AX = Y</text:span> l'équation matricielle du système étudié, <text:span text:style-name="T204">B1</text:span> et <text:span text:style-name="T205">B2</text:span> les familles de vecteurs trouvées dans les parties 1 et 2 et qui devraientt être des base du noyau de <text:span text:style-name="T206">A</text:span>, et <text:span text:style-name="T207">S1</text:span> et <text:span text:style-name="T208">S2</text:span> les vecteur correspondant aux solutions particulières trouvées de même dans les parties 1 et 2.</text:p>
      <text:p text:style-name="Text_20_body">Afin de vérifier que les solutions concordent et sont valides, il faut vérifier :</text:p>
      <text:list text:style-name="L3">
        <text:list-item>
          <text:p text:style-name="P55">que les solutions particulières sont bien valides, c’est-à-dire, que <text:span text:style-name="T209">A*S1 == Y</text:span> et <text:span text:style-name="T210">A*S2 == Y</text:span></text:p>
        </text:list-item>
        <text:list-item>
          <text:p text:style-name="P55">que les hypothétiques bases sont libres et de cardinalité identiques à la dimension du noyau trouvé par Sage, et de plus que pour chaque vecteur <text:span text:style-name="T211">u</text:span> dans <text:span text:style-name="T212">B1</text:span> et <text:span text:style-name="T213">B2</text:span>, on ait <text:span text:style-name="T214">A*u = 0</text:span>, c’est-à-dire, que <text:span text:style-name="T215">u</text:span> est bien dans <text:span text:style-name="T216">ker(A)</text:span>.</text:p>
        </text:list-item>
      </text:list>
      <text:p text:style-name="First_20_paragraph">L’unicité du noyau garantira alors l’unicité des solutions trouvées par les deux méth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 Résolution d’un système linéaire et vérification automatique</dc:title>
  </office:meta>
</office:document-meta>
</file>